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280E0049A7F2AB8BD06.png" manifest:media-type="image/png"/>
  <manifest:file-entry manifest:full-path="Pictures/1000000000000373000002604C3C9C8DAA83394C.png" manifest:media-type="image/png"/>
  <manifest:file-entry manifest:full-path="Pictures/100000000000054A00000299308238CD9635AD7C.png" manifest:media-type="image/png"/>
  <manifest:file-entry manifest:full-path="Pictures/10000000000002E300000044156C4737E1A65E3C.png" manifest:media-type="image/png"/>
  <manifest:file-entry manifest:full-path="Pictures/10000000000002DA000000472211ADDFCE2A4E4C.png" manifest:media-type="image/png"/>
  <manifest:file-entry manifest:full-path="Pictures/100000000000064F0000040F9475EEBB8058C60E.png" manifest:media-type="image/png"/>
  <manifest:file-entry manifest:full-path="Pictures/1000020100000280000002809F91C1F8090406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2b51" officeooo:paragraph-rsid="00202b5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 Time mode</text:p>
      <text:p text:style-name="P1"/>
      <text:p text:style-name="P1"><draw:frame draw:style-name="fr1" draw:name="Image1" text:anchor-type="paragraph" svg:x="-0.0311in" svg:y="0.0091in" svg:width="6.2654in" svg:height="4.3138in" draw:z-index="0"><draw:image xlink:href="Pictures/1000000000000373000002604C3C9C8DAA83394C.png" xlink:type="simple" xlink:show="embed" xlink:actuate="onLoad" loext:mime-type="image/x-vclgraphic"/></draw:frame></text:p>
      <text:p text:style-name="Standard"><draw:frame draw:style-name="fr3" draw:name="Image3" text:anchor-type="paragraph" svg:width="6.9252in" svg:height="0.6728in" draw:z-index="2"><draw:image xlink:href="Pictures/10000000000002DA000000472211ADDFCE2A4E4C.png" xlink:type="simple" xlink:show="embed" xlink:actuate="onLoad" loext:mime-type="image/x-vclgraphic"/></draw:frame></text:p>
      <text:p text:style-name="Standard"><draw:frame draw:style-name="fr2" draw:name="Image2" text:anchor-type="paragraph" svg:width="6.9252in" svg:height="3.4008in" draw:z-index="1"><draw:image xlink:href="Pictures/100000000000054A00000299308238CD9635AD7C.png" xlink:type="simple" xlink:show="embed" xlink:actuate="onLoad" loext:mime-type="image/x-vclgraphic"/></draw:frame></text:p>
      <text:p text:style-name="Standard"><draw:frame draw:style-name="fr3" draw:name="Image5" text:anchor-type="paragraph" svg:width="6.9252in" svg:height="0.6366in" draw:z-index="4"><draw:image xlink:href="Pictures/10000000000002E300000044156C4737E1A65E3C.png" xlink:type="simple" xlink:show="embed" xlink:actuate="onLoad" loext:mime-type="image/x-vclgraphic"/></draw:frame><text:soft-page-break/></text:p>
      <text:p text:style-name="P2"><draw:frame draw:style-name="fr3" draw:name="Image4" text:anchor-type="paragraph" svg:width="6.9252in" svg:height="4.4547in" draw:z-index="3"><draw:image xlink:href="Pictures/100000000000064F0000040F9475EEBB8058C60E.png" xlink:type="simple" xlink:show="embed" xlink:actuate="onLoad" loext:mime-type="image/x-vclgraphic"/></draw:frame><draw:frame draw:style-name="fr1" draw:name="Image7" text:anchor-type="paragraph" svg:x="-0.3937in" svg:y="2.9839in" svg:width="6.4in" svg:height="6.4in" draw:z-index="6"><draw:image xlink:href="Pictures/1000020100000280000002809F91C1F80904069B.png" xlink:type="simple" xlink:show="embed" xlink:actuate="onLoad" loext:mime-type="image/png"/></draw:frame><draw:frame draw:style-name="fr1" draw:name="Image6" text:anchor-type="paragraph" svg:x="0.752in" svg:y="2.9839in" svg:width="6.4in" svg:height="6.4in" draw:z-index="5"><draw:image xlink:href="Pictures/100002010000028000000280E0049A7F2AB8BD0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09:56:28.822050356</meta:creation-date>
    <dc:date>2021-04-14T10:27:03.586156029</dc:date>
    <meta:editing-duration>PT10M12S</meta:editing-duration>
    <meta:editing-cycles>2</meta:editing-cycles>
    <meta:generator>LibreOffice/6.0.7.3$Linux_AARCH64 LibreOffice_project/00m0$Build-3</meta:generator>
    <meta:document-statistic meta:table-count="0" meta:image-count="7" meta:object-count="0" meta:page-count="2" meta:paragraph-count="1" meta:word-count="3" meta:character-count="14" meta:non-whitespace-character-count="12"/>
  </office:meta>
</office:document-meta>
</file>